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venirLT-Book" svg:font-family="AvenirLT-Book"/>
    <style:font-face style:name="Courier 10 Pitch" svg:font-family="'Courier 10 Pitch', Courier, monospace"/>
    <style:font-face style:name="Helvetica Neue" svg:font-family="'Helvetica Neue', Helvetica, Arial, sans-serif"/>
    <style:font-face style:name="Menlo" svg:font-family="Menlo, Monaco, Consolas, 'Courier New', monospace"/>
    <style:font-face style:name="Oxygen" svg:font-family="Oxygen, sans-serif"/>
    <style:font-face style:name="Raleway" svg:font-family="Raleway,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055ab" officeooo:paragraph-rsid="001055ab"/>
    </style:style>
    <style:style style:name="P2" style:family="paragraph" style:parent-style-name="Standard">
      <style:text-properties fo:font-variant="normal" fo:text-transform="none" fo:color="#880000" style:font-name="Menlo" fo:font-size="9.75pt" fo:letter-spacing="normal" fo:font-style="normal" fo:font-weight="normal" officeooo:rsid="001055ab" officeooo:paragraph-rsid="001055ab"/>
    </style:style>
    <style:style style:name="P3" style:family="paragraph" style:parent-style-name="Standard">
      <style:text-properties fo:font-variant="normal" fo:text-transform="none" fo:color="#313131" style:font-name="Menlo" fo:font-size="9.75pt" fo:letter-spacing="normal" fo:font-style="normal" fo:font-weight="normal" officeooo:rsid="001055ab" officeooo:paragraph-rsid="001055ab"/>
    </style:style>
    <style:style style:name="P4" style:family="paragraph" style:parent-style-name="Text_20_body">
      <style:text-properties officeooo:rsid="000e3132" officeooo:paragraph-rsid="000cdc3a"/>
    </style:style>
    <style:style style:name="P5" style:family="paragraph" style:parent-style-name="Text_20_body">
      <style:text-properties officeooo:paragraph-rsid="001055ab"/>
    </style:style>
    <style:style style:name="P6"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style>
    <style:style style:name="P7"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style:style>
    <style:style style:name="P8"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666666" style:font-name="Raleway" fo:font-size="12pt" fo:letter-spacing="normal" fo:font-style="normal" fo:font-weight="bold" officeooo:paragraph-rsid="001055ab"/>
    </style:style>
    <style:style style:name="P9" style:family="paragraph" style:parent-style-name="Preformatted_20_Text">
      <style:text-properties officeooo:rsid="000e3132" officeooo:paragraph-rsid="000cdc3a"/>
    </style:style>
    <style:style style:name="P10" style:family="paragraph" style:parent-style-name="Preformatted_20_Text">
      <style:text-properties fo:font-variant="normal" fo:text-transform="none" fo:color="#454545" style:font-name="Courier 10 Pitch" fo:font-size="11.25pt" fo:letter-spacing="normal" fo:font-style="normal" fo:font-weight="normal" officeooo:rsid="001055ab" officeooo:paragraph-rsid="001055ab"/>
    </style:style>
    <style:style style:name="P11" style:family="paragraph" style:parent-style-name="Preformatted_20_Text">
      <style:text-properties fo:font-variant="normal" fo:text-transform="none" fo:color="#454545" style:font-name="Courier 10 Pitch" fo:font-size="11.25pt" fo:letter-spacing="normal" fo:font-style="normal" fo:font-weight="normal" officeooo:paragraph-rsid="001055ab"/>
    </style:style>
    <style:style style:name="P12" style:family="paragraph" style:parent-style-name="Preformatted_20_Text">
      <style:text-properties officeooo:rsid="001055ab" officeooo:paragraph-rsid="001055ab"/>
    </style:style>
    <style:style style:name="P13" style:family="paragraph" style:parent-style-name="Preformatted_20_Text">
      <style:text-properties officeooo:paragraph-rsid="001055ab"/>
    </style:style>
    <style:style style:name="P14" style:family="paragraph" style:parent-style-name="Preformatted_20_Text">
      <style:text-properties officeooo:paragraph-rsid="00136470"/>
    </style:style>
    <style:style style:name="P15" style:family="paragraph" style:parent-style-name="Preformatted_20_Text">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style:style>
    <style:style style:name="P16" style:family="paragraph" style:parent-style-name="Preformatted_20_Text">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paragraph-rsid="000e3132"/>
    </style:style>
    <style:style style:name="P17" style:family="paragraph" style:parent-style-name="Preformatted_20_Text">
      <style:paragraph-properties fo:margin-top="0.318cm" fo:margin-bottom="0.318cm" loext:contextual-spacing="false" fo:line-height="142%" fo:orphans="2" fo:widows="2" fo:padding="0.049cm" fo:border="0.06pt solid #d9d9d9"/>
    </style:style>
    <style:style style:name="P18" style:family="paragraph" style:parent-style-name="Preformatted_20_Text">
      <style:paragraph-properties fo:margin-top="0.318cm" fo:margin-bottom="0.318cm" loext:contextual-spacing="false" fo:line-height="142%" fo:orphans="2" fo:widows="2" fo:padding="0.049cm" fo:border="0.06pt solid #d9d9d9"/>
      <style:text-properties fo:font-weight="bold" style:font-weight-asian="bold" style:font-weight-complex="bold"/>
    </style:style>
    <style:style style:name="P19" style:family="paragraph" style:parent-style-name="Preformatted_20_Text">
      <style:paragraph-properties fo:margin-top="0cm" fo:margin-bottom="0.265cm" loext:contextual-spacing="false" style:line-height-at-least="0.423cm" fo:orphans="2" fo:widows="2" fo:padding="0.132cm" fo:border="0.06pt solid #d6d6d6"/>
      <style:text-properties fo:font-variant="normal" fo:text-transform="none" fo:color="#313131" style:font-name="Menlo" fo:font-size="9.75pt" fo:letter-spacing="normal" fo:font-style="normal" fo:font-weight="normal"/>
    </style:style>
    <style:style style:name="P20" style:family="paragraph" style:parent-style-name="Preformatted_20_Text">
      <style:paragraph-properties fo:margin-top="0cm" fo:margin-bottom="0.265cm" loext:contextual-spacing="false" style:line-height-at-least="0.423cm" fo:orphans="2" fo:widows="2" fo:padding="0.132cm" fo:border="0.06pt solid #d6d6d6"/>
      <style:text-properties fo:font-variant="normal" fo:text-transform="none" fo:color="#313131" style:font-name="Menlo" fo:font-size="9.75pt" fo:letter-spacing="normal" fo:font-style="normal" fo:font-weight="normal" officeooo:paragraph-rsid="001055ab"/>
    </style:style>
    <style:style style:name="P21" style:family="paragraph" style:parent-style-name="Preformatted_20_Text">
      <style:paragraph-properties fo:margin-top="0cm" fo:margin-bottom="0.265cm" loext:contextual-spacing="false" style:line-height-at-least="0.423cm" fo:orphans="2" fo:widows="2" fo:padding="0.132cm" fo:border="0.06pt solid #d6d6d6"/>
      <style:text-properties fo:font-variant="normal" fo:text-transform="none" fo:color="#313131" style:font-name="Menlo" fo:font-size="9.75pt" fo:letter-spacing="normal" fo:font-style="normal" fo:font-weight="normal" officeooo:rsid="001055ab" officeooo:paragraph-rsid="001055ab"/>
    </style:style>
    <style:style style:name="P22" style:family="paragraph" style:parent-style-name="Preformatted_20_Text">
      <style:paragraph-properties fo:margin-top="0cm" fo:margin-bottom="0.265cm" loext:contextual-spacing="false" style:line-height-at-least="0.423cm" fo:orphans="2" fo:widows="2" fo:padding="0.132cm" fo:border="0.06pt solid #d6d6d6"/>
      <style:text-properties fo:font-variant="normal" fo:text-transform="none" fo:color="#313131" fo:letter-spacing="normal"/>
    </style:style>
    <style:style style:name="P23" style:family="paragraph" style:parent-style-name="Preformatted_20_Text">
      <style:paragraph-properties fo:margin-top="0cm" fo:margin-bottom="0.265cm" loext:contextual-spacing="false" style:line-height-at-least="0.423cm" fo:orphans="2" fo:widows="2" fo:padding="0.132cm" fo:border="0.06pt solid #d6d6d6"/>
      <style:text-properties fo:font-variant="normal" fo:text-transform="none" fo:color="#000088" style:font-name="Menlo" fo:font-size="9.75pt" fo:letter-spacing="normal" fo:font-style="normal" fo:font-weight="normal"/>
    </style:style>
    <style:style style:name="P24" style:family="paragraph" style:parent-style-name="Preformatted_20_Text">
      <style:paragraph-properties fo:margin-top="0cm" fo:margin-bottom="0.265cm" loext:contextual-spacing="false" style:line-height-at-least="0.423cm" fo:orphans="2" fo:widows="2" fo:padding="0.132cm" fo:border="0.06pt solid #d6d6d6"/>
    </style:style>
    <style:style style:name="P25" style:family="paragraph" style:parent-style-name="Heading_20_3">
      <style:text-properties fo:font-variant="normal" fo:text-transform="none" fo:color="#333333" style:font-name="Helvetica Neue" fo:font-size="18pt" fo:letter-spacing="normal" fo:font-style="normal" fo:font-weight="bold" officeooo:rsid="000e3132" officeooo:paragraph-rsid="000cdc3a"/>
    </style:style>
    <style:style style:name="P26" style:family="paragraph" style:parent-style-name="Heading_20_3">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333333" style:font-name="Helvetica Neue" fo:font-size="18pt" fo:letter-spacing="normal" fo:font-style="normal" fo:font-weight="bold"/>
    </style:style>
    <style:style style:name="T1" style:family="text">
      <style:text-properties fo:font-variant="normal" fo:text-transform="none" fo:color="#333333" style:font-name="AvenirLT-Book" fo:font-size="14pt" fo:letter-spacing="normal" fo:font-style="normal" fo:font-weight="normal" style:font-size-asian="14pt" style:font-weight-asian="normal" style:font-size-complex="14pt" style:font-weight-complex="normal"/>
    </style:style>
    <style:style style:name="T2" style:family="text">
      <style:text-properties fo:font-variant="normal" fo:text-transform="none" fo:color="#333333" style:font-name="AvenirLT-Book" fo:font-size="14pt" fo:letter-spacing="normal" fo:font-style="normal" fo:font-weight="normal" officeooo:rsid="001055ab" style:font-size-asian="14pt" style:font-weight-asian="normal" style:font-size-complex="14pt" style:font-weight-complex="normal"/>
    </style:style>
    <style:style style:name="T3" style:family="text">
      <style:text-properties fo:font-variant="normal" fo:text-transform="none" fo:color="#333333" style:font-name="AvenirLT-Book" fo:font-size="14pt" fo:letter-spacing="normal" fo:font-style="normal" fo:font-weight="normal" officeooo:rsid="0011afbb" style:font-size-asian="14pt" style:font-weight-asian="normal" style:font-size-complex="14pt" style:font-weight-complex="normal"/>
    </style:style>
    <style:style style:name="T4" style:family="text">
      <style:text-properties fo:font-variant="normal" fo:text-transform="none" fo:color="#333333" style:font-name="AvenirLT-Book" fo:font-size="14pt" fo:letter-spacing="normal" fo:font-style="normal" fo:font-weight="bold" style:font-size-asian="14pt" style:font-weight-asian="bold" style:font-size-complex="14pt" style:font-weight-complex="bold"/>
    </style:style>
    <style:style style:name="T5" style:family="text">
      <style:text-properties fo:font-variant="normal" fo:text-transform="none" fo:color="#333333" style:font-name="AvenirLT-Book" fo:font-size="14pt" fo:letter-spacing="normal" fo:font-style="normal" fo:font-weight="bold" officeooo:rsid="001055ab" style:font-size-asian="14pt" style:font-weight-asian="bold" style:font-size-complex="14pt" style:font-weight-complex="bold"/>
    </style:style>
    <style:style style:name="T6" style:family="text">
      <style:text-properties fo:font-variant="normal" fo:text-transform="none" fo:color="#333333" style:font-name="AvenirLT-Book" fo:font-size="14pt" fo:letter-spacing="normal" fo:font-style="normal" fo:font-weight="bold" officeooo:rsid="0011afbb" style:font-size-asian="14pt" style:font-weight-asian="bold" style:font-size-complex="14pt" style:font-weight-complex="bold"/>
    </style:style>
    <style:style style:name="T7" style:family="text">
      <style:text-properties fo:font-variant="normal" fo:text-transform="none" fo:color="#333333" style:font-name="AvenirLT-Book" fo:font-size="14pt" fo:letter-spacing="normal" fo:font-style="normal" style:font-size-asian="14pt" style:font-size-complex="14pt"/>
    </style:style>
    <style:style style:name="T8" style:family="text">
      <style:text-properties fo:font-variant="normal" fo:text-transform="none" fo:color="#333333" style:font-name="Menlo" fo:font-size="9.75pt" fo:letter-spacing="normal" fo:font-style="normal" fo:font-weight="normal" fo:background-color="transparent" loext:char-shading-value="0" style:font-size-asian="14pt" style:font-weight-asian="bold" style:font-size-complex="14pt" style:font-weight-complex="bold" loext:padding="0.049cm" loext:border="0.06pt solid #dddddd"/>
    </style:style>
    <style:style style:name="T9" style:family="text">
      <style:text-properties fo:font-variant="normal" fo:text-transform="none" fo:color="#333333" style:font-name="Menlo" fo:font-size="9.75pt" fo:letter-spacing="normal" fo:font-style="normal" fo:font-weight="bold" fo:background-color="transparent" loext:char-shading-value="0" style:font-size-asian="14pt" style:font-weight-asian="bold" style:font-size-complex="14pt" style:font-weight-complex="bold" loext:padding="0.049cm" loext:border="0.06pt solid #dddddd"/>
    </style:style>
    <style:style style:name="T10" style:family="text">
      <style:text-properties fo:font-variant="normal" fo:text-transform="none" fo:color="#333333" style:font-name="Menlo" fo:font-size="9.75pt" fo:letter-spacing="normal" fo:font-style="normal" fo:font-weight="bold" fo:background-color="transparent" loext:char-shading-value="0" style:font-weight-asian="bold" style:font-weight-complex="bold" loext:padding="0.049cm" loext:border="0.06pt solid #dddddd"/>
    </style:style>
    <style:style style:name="T11" style:family="text">
      <style:text-properties fo:font-variant="normal" fo:text-transform="none" fo:color="#333333" style:font-name="Helvetica Neue" fo:font-size="10.5pt" fo:letter-spacing="normal" fo:font-style="normal" fo:font-weight="normal"/>
    </style:style>
    <style:style style:name="T12" style:family="text">
      <style:text-properties fo:font-variant="normal" fo:text-transform="none" fo:color="#333333" style:font-name="Helvetica Neue" fo:font-size="10.5pt" fo:letter-spacing="normal" fo:font-style="normal" fo:font-weight="normal" style:font-size-asian="14pt" style:font-weight-asian="bold" style:font-size-complex="14pt" style:font-weight-complex="bold"/>
    </style:style>
    <style:style style:name="T13" style:family="text">
      <style:text-properties fo:font-variant="normal" fo:text-transform="none" fo:color="#333333" fo:letter-spacing="normal" fo:font-weight="bold" fo:background-color="transparent" loext:char-shading-value="0" style:font-weight-asian="bold" style:font-weight-complex="bold" loext:padding="0.049cm" loext:border="0.06pt solid #dddddd"/>
    </style:style>
    <style:style style:name="T14" style:family="text">
      <style:text-properties fo:font-variant="normal" fo:text-transform="none" fo:color="#268bd2" style:font-name="Menlo" fo:font-size="9.75pt" fo:letter-spacing="normal" fo:font-style="normal" fo:font-weight="bold" fo:background-color="transparent" loext:char-shading-value="0" style:font-size-asian="14pt" style:font-weight-asian="bold" style:font-size-complex="14pt" style:font-weight-complex="bold" loext:padding="0.049cm" loext:border="0.06pt solid #dddddd"/>
    </style:style>
    <style:style style:name="T15" style:family="text">
      <style:text-properties fo:font-variant="normal" fo:text-transform="none" fo:color="#268bd2" style:font-name="Menlo" fo:font-size="9.75pt" fo:letter-spacing="normal" fo:font-style="normal" fo:font-weight="bold" fo:background-color="transparent" loext:char-shading-value="0" style:font-weight-asian="bold" style:font-weight-complex="bold" loext:padding="0.049cm" loext:border="0.06pt solid #dddddd"/>
    </style:style>
    <style:style style:name="T16" style:family="text">
      <style:text-properties fo:font-variant="normal" fo:text-transform="none" fo:color="#859900" style:font-name="Menlo" fo:font-size="9.75pt" fo:letter-spacing="normal" fo:font-style="normal" fo:font-weight="bold" fo:background-color="transparent" loext:char-shading-value="0" style:font-size-asian="14pt" style:font-weight-asian="bold" style:font-size-complex="14pt" style:font-weight-complex="bold" loext:padding="0.049cm" loext:border="0.06pt solid #dddddd"/>
    </style:style>
    <style:style style:name="T17" style:family="text">
      <style:text-properties fo:font-variant="normal" fo:text-transform="none" fo:color="#859900" style:font-name="Menlo" fo:font-size="9.75pt" fo:letter-spacing="normal" fo:font-style="normal" fo:font-weight="bold" fo:background-color="transparent" loext:char-shading-value="0" style:font-weight-asian="bold" style:font-weight-complex="bold" loext:padding="0.049cm" loext:border="0.06pt solid #dddddd"/>
    </style:style>
    <style:style style:name="T18" style:family="text">
      <style:text-properties fo:font-variant="normal" fo:text-transform="none" fo:color="#c7254e" style:font-name="Menlo" fo:font-size="9pt" fo:letter-spacing="normal" fo:font-style="normal" fo:font-weight="normal" style:font-size-asian="14pt" style:font-weight-asian="bold" style:font-size-complex="14pt" style:font-weight-complex="bold" loext:padding-left="0.106cm" loext:padding-right="0.106cm" loext:padding-top="0.049cm" loext:padding-bottom="0.049cm" loext:border="0.06pt solid #dddddd"/>
    </style:style>
    <style:style style:name="T19" style:family="text">
      <style:text-properties fo:font-variant="normal" fo:text-transform="none" fo:color="#c7254e" style:font-name="Menlo" fo:font-size="9pt" fo:letter-spacing="normal" fo:font-style="normal" fo:font-weight="normal" loext:padding-left="0.106cm" loext:padding-right="0.106cm" loext:padding-top="0.049cm" loext:padding-bottom="0.049cm" loext:border="0.06pt solid #dddddd"/>
    </style:style>
    <style:style style:name="T20" style:family="text">
      <style:text-properties fo:font-variant="normal" fo:text-transform="none" fo:color="#586e75" style:font-name="Menlo" fo:font-size="9.75pt" fo:letter-spacing="normal" fo:font-style="normal" fo:font-weight="bold" fo:background-color="transparent" loext:char-shading-value="0" style:font-weight-asian="bold" style:font-weight-complex="bold" loext:padding="0.049cm" loext:border="0.06pt solid #dddddd"/>
    </style:style>
    <style:style style:name="T21" style:family="text">
      <style:text-properties fo:font-variant="normal" fo:text-transform="none" fo:color="#b58900" style:font-name="Menlo" fo:font-size="9.75pt" fo:letter-spacing="normal" fo:font-style="normal" fo:font-weight="bold" fo:background-color="transparent" loext:char-shading-value="0" style:font-weight-asian="bold" style:font-weight-complex="bold" loext:padding="0.049cm" loext:border="0.06pt solid #dddddd"/>
    </style:style>
    <style:style style:name="T22" style:family="text">
      <style:text-properties fo:font-variant="normal" fo:text-transform="none" fo:color="#cb4b16" style:font-name="Menlo" fo:font-size="9.75pt" fo:letter-spacing="normal" fo:font-style="normal" fo:font-weight="bold" fo:background-color="transparent" loext:char-shading-value="0" style:font-size-asian="14pt" style:font-weight-asian="bold" style:font-size-complex="14pt" style:font-weight-complex="bold" loext:padding="0.049cm" loext:border="0.06pt solid #dddddd"/>
    </style:style>
    <style:style style:name="T23" style:family="text">
      <style:text-properties fo:font-variant="normal" fo:text-transform="none" fo:color="#cb4b16" style:font-name="Menlo" fo:font-size="9.75pt" fo:letter-spacing="normal" fo:font-style="normal" fo:font-weight="bold" fo:background-color="transparent" loext:char-shading-value="0" style:font-weight-asian="bold" style:font-weight-complex="bold" loext:padding="0.049cm" loext:border="0.06pt solid #dddddd"/>
    </style:style>
    <style:style style:name="T24" style:family="text">
      <style:text-properties fo:font-variant="normal" fo:text-transform="none" fo:color="#313131" style:font-name="Menlo" fo:font-size="9.75pt" fo:letter-spacing="normal" fo:font-style="normal" fo:font-weight="normal"/>
    </style:style>
    <style:style style:name="T25" style:family="text">
      <style:text-properties fo:font-variant="normal" fo:text-transform="none" fo:color="#454545" style:font-name="Courier 10 Pitch" fo:font-size="11.25pt" fo:letter-spacing="normal" fo:font-style="normal" fo:font-weight="normal"/>
    </style:style>
    <style:style style:name="T26" style:family="text">
      <style:text-properties fo:font-variant="normal" fo:text-transform="none" fo:color="#454545" style:font-name="Courier 10 Pitch" fo:letter-spacing="normal" fo:font-style="normal" fo:font-weight="normal"/>
    </style:style>
    <style:style style:name="T27" style:family="text">
      <style:text-properties fo:font-variant="normal" fo:text-transform="none" fo:color="#454545" style:font-name="Courier 10 Pitch" fo:font-size="14pt" fo:letter-spacing="normal" fo:font-style="normal" fo:font-weight="normal" style:font-size-asian="14pt" style:font-size-complex="14pt"/>
    </style:style>
    <style:style style:name="T28" style:family="text">
      <style:text-properties fo:font-variant="normal" fo:text-transform="none" fo:color="#454545" style:font-name="Courier 10 Pitch" fo:font-size="14pt" fo:letter-spacing="normal" fo:font-style="normal" style:font-size-asian="14pt" style:font-size-complex="14pt"/>
    </style:style>
    <style:style style:name="T29" style:family="text">
      <style:text-properties fo:font-variant="normal" fo:text-transform="none" fo:color="#454545" style:font-name="Courier 10 Pitch" fo:font-size="14pt" fo:letter-spacing="normal" fo:font-style="normal" fo:font-weight="bold" style:font-size-asian="14pt" style:font-weight-asian="bold" style:font-size-complex="14pt" style:font-weight-complex="bold"/>
    </style:style>
    <style:style style:name="T30" style:family="text">
      <style:text-properties fo:font-variant="normal" fo:text-transform="none" fo:color="#454545" style:font-name="Courier 10 Pitch" fo:font-size="14pt" fo:letter-spacing="normal" fo:font-style="normal" fo:font-weight="bold" officeooo:rsid="0011afbb" style:font-size-asian="14pt" style:font-weight-asian="bold" style:font-size-complex="14pt" style:font-weight-complex="bold"/>
    </style:style>
    <style:style style:name="T31" style:family="text">
      <style:text-properties fo:font-variant="normal" fo:text-transform="none" fo:color="#454545" style:font-name="Courier 10 Pitch" fo:font-size="14pt" fo:letter-spacing="normal" fo:font-style="normal" fo:font-weight="bold" officeooo:rsid="00136470" style:font-size-asian="14pt" style:font-weight-asian="bold" style:font-size-complex="14pt" style:font-weight-complex="bold"/>
    </style:style>
    <style:style style:name="T32" style:family="text">
      <style:text-properties fo:font-variant="normal" fo:text-transform="none" fo:color="#454545" style:font-name="AvenirLT-Book" fo:font-size="14pt" fo:letter-spacing="normal" fo:font-weight="bold" officeooo:rsid="001055ab" style:font-size-asian="14pt" style:font-weight-asian="bold" style:font-size-complex="14pt" style:font-weight-complex="bold"/>
    </style:style>
    <style:style style:name="T33" style:family="text">
      <style:text-properties fo:font-variant="normal" fo:text-transform="none" fo:color="#454545" style:font-name="Oxygen" fo:font-size="10.5pt" fo:letter-spacing="normal" fo:font-style="normal" fo:font-weight="bold"/>
    </style:style>
    <style:style style:name="T34" style:family="text">
      <style:text-properties fo:font-variant="normal" fo:text-transform="none" fo:color="#454545" style:font-name="Oxygen" fo:font-size="10.5pt" fo:letter-spacing="normal" fo:font-style="normal" fo:font-weight="bold" officeooo:rsid="001055ab" style:font-size-asian="14pt" style:font-weight-asian="bold" style:font-size-complex="14pt" style:font-weight-complex="bold"/>
    </style:style>
    <style:style style:name="T35" style:family="text">
      <style:text-properties fo:font-variant="normal" fo:text-transform="none" fo:color="#454545" style:font-name="Oxygen" fo:font-size="10.5pt" fo:letter-spacing="normal" fo:font-style="normal" fo:font-weight="bold" officeooo:rsid="001055ab" style:font-size-asian="14pt" style:font-size-complex="14pt"/>
    </style:style>
    <style:style style:name="T36" style:family="text">
      <style:text-properties fo:font-variant="normal" fo:text-transform="none" fo:color="#454545" style:font-name="Oxygen" fo:font-size="10.5pt" fo:letter-spacing="normal" fo:font-style="normal" fo:font-weight="bold" officeooo:rsid="0011afbb" style:font-size-asian="14pt" style:font-size-complex="14pt"/>
    </style:style>
    <style:style style:name="T37" style:family="text">
      <style:text-properties fo:font-variant="normal" fo:text-transform="none" fo:color="#454545" style:font-name="Oxygen" fo:font-size="10.5pt" fo:letter-spacing="normal" fo:font-style="normal" fo:font-weight="normal"/>
    </style:style>
    <style:style style:name="T38" style:family="text">
      <style:text-properties fo:font-variant="normal" fo:text-transform="none" fo:color="#454545" style:font-name="Oxygen" fo:font-size="10.5pt" fo:letter-spacing="normal" fo:font-style="normal" fo:font-weight="normal" officeooo:rsid="001055ab" style:font-size-asian="14pt" style:font-weight-asian="bold" style:font-size-complex="14pt" style:font-weight-complex="bold"/>
    </style:style>
    <style:style style:name="T39" style:family="text">
      <style:text-properties fo:font-variant="normal" fo:text-transform="none" fo:color="#454545" style:font-name="Oxygen" fo:font-size="10.5pt" fo:letter-spacing="normal" fo:font-style="normal" fo:font-weight="normal" officeooo:rsid="0011afbb" style:font-size-asian="14pt" style:font-weight-asian="bold" style:font-size-complex="14pt" style:font-weight-complex="bold"/>
    </style:style>
    <style:style style:name="T40" style:family="text">
      <style:text-properties fo:font-variant="normal" fo:text-transform="none" fo:color="#454545" style:font-name="Oxygen" fo:font-size="10.5pt" fo:letter-spacing="normal" fo:font-style="normal" fo:font-weight="normal" officeooo:rsid="00136470" style:font-size-asian="14pt" style:font-weight-asian="bold" style:font-size-complex="14pt" style:font-weight-complex="bold"/>
    </style:style>
    <style:style style:name="T41" style:family="text">
      <style:text-properties fo:font-variant="normal" fo:text-transform="none" fo:color="#454545" style:font-name="Oxygen" fo:font-size="10.5pt" fo:letter-spacing="normal" fo:font-style="normal" fo:font-weight="normal" officeooo:rsid="001055ab" style:font-size-asian="14pt" style:font-weight-asian="normal" style:font-size-complex="14pt" style:font-weight-complex="normal"/>
    </style:style>
    <style:style style:name="T42" style:family="text">
      <style:text-properties fo:font-variant="normal" fo:text-transform="none" fo:color="#454545" style:font-name="Oxygen" fo:font-size="13pt" fo:letter-spacing="normal" fo:font-style="normal" fo:font-weight="bold" officeooo:rsid="001055ab" style:font-size-asian="13pt" style:font-size-complex="13pt"/>
    </style:style>
    <style:style style:name="T43" style:family="text">
      <style:text-properties fo:font-variant="normal" fo:text-transform="none" fo:color="#454545" style:font-name="Oxygen" fo:letter-spacing="normal" fo:font-style="normal"/>
    </style:style>
    <style:style style:name="T44" style:family="text">
      <style:text-properties fo:font-variant="normal" fo:text-transform="none" fo:color="#454545" style:font-name="Oxygen" fo:letter-spacing="normal" fo:font-style="normal" fo:font-weight="bold"/>
    </style:style>
    <style:style style:name="T45" style:family="text">
      <style:text-properties style:font-name="Menlo" fo:font-size="9.75pt" fo:font-style="normal" fo:font-weight="normal"/>
    </style:style>
    <style:style style:name="T46" style:family="text">
      <style:text-properties style:font-name="Menlo" fo:font-size="9.75pt" fo:background-color="transparent" loext:char-shading-value="0" loext:padding="0.049cm" loext:border="0.06pt solid #dddddd"/>
    </style:style>
    <style:style style:name="T47" style:family="text">
      <style:text-properties style:font-name="Menlo" fo:font-size="9.75pt" fo:font-weight="bold" fo:background-color="transparent" loext:char-shading-value="0" style:font-weight-asian="bold" style:font-weight-complex="bold" loext:padding="0.049cm" loext:border="0.06pt solid #dddddd"/>
    </style:style>
    <style:style style:name="T48" style:family="text">
      <style:text-properties style:font-name="Menlo" fo:font-size="9.75pt" fo:font-weight="bold" officeooo:rsid="000e3132" fo:background-color="transparent" loext:char-shading-value="0" style:font-size-asian="10.5pt" style:font-weight-asian="bold" style:font-size-complex="12pt" style:font-weight-complex="bold" loext:padding="0.049cm" loext:border="0.06pt solid #dddddd"/>
    </style:style>
    <style:style style:name="T49" style:family="text">
      <style:text-properties style:font-name="Menlo" fo:font-size="15pt" fo:font-weight="bold" officeooo:rsid="000e3132" fo:background-color="transparent" loext:char-shading-value="0" style:font-size-asian="13.1000003814697pt" style:font-weight-asian="bold" style:font-size-complex="15pt" style:font-weight-complex="bold" loext:padding="0.049cm" loext:border="0.06pt solid #dddddd"/>
    </style:style>
    <style:style style:name="T50" style:family="text">
      <style:text-properties style:font-name="Menlo" fo:font-size="12pt" fo:font-weight="bold" officeooo:rsid="000e3132" fo:background-color="transparent" loext:char-shading-value="0" style:font-size-asian="10.5pt" style:font-weight-asian="bold" style:font-size-complex="12pt" style:font-weight-complex="bold" loext:padding="0.049cm" loext:border="0.06pt solid #dddddd"/>
    </style:style>
    <style:style style:name="T51" style:family="text">
      <style:text-properties style:font-name="Menlo" fo:font-size="12pt" officeooo:rsid="000e3132" fo:background-color="transparent" loext:char-shading-value="0" style:font-size-asian="10.5pt" style:font-size-complex="12pt" loext:padding="0.049cm" loext:border="0.06pt solid #dddddd"/>
    </style:style>
    <style:style style:name="T52" style:family="text">
      <style:text-properties fo:color="#333333" style:font-name="Menlo" fo:font-size="9.75pt" fo:background-color="transparent" loext:char-shading-value="0" style:font-weight-asian="bold" style:font-weight-complex="bold" loext:padding="0.049cm" loext:border="0.06pt solid #dddddd"/>
    </style:style>
    <style:style style:name="T53" style:family="text">
      <style:text-properties fo:color="#333333" style:font-name="Menlo" fo:font-size="9.75pt" officeooo:rsid="001055ab" fo:background-color="transparent" loext:char-shading-value="0" style:font-weight-asian="bold" style:font-weight-complex="bold" loext:padding="0.049cm" loext:border="0.06pt solid #dddddd"/>
    </style:style>
    <style:style style:name="T54" style:family="text">
      <style:text-properties fo:color="#333333" style:font-name="AvenirLT-Book" fo:font-size="14pt" fo:font-weight="bold" style:font-size-asian="14pt" style:font-weight-asian="bold" style:font-size-complex="14pt" style:font-weight-complex="bold"/>
    </style:style>
    <style:style style:name="T55" style:family="text">
      <style:text-properties fo:color="#333333" style:font-name="AvenirLT-Book" fo:font-size="14pt" fo:font-weight="bold" officeooo:rsid="001055ab" style:font-size-asian="14pt" style:font-weight-asian="bold" style:font-size-complex="14pt" style:font-weight-complex="bold"/>
    </style:style>
    <style:style style:name="T56" style:family="text">
      <style:text-properties fo:color="#333333" style:font-name="AvenirLT-Book" fo:font-size="14pt" style:font-size-asian="14pt" style:font-weight-asian="normal" style:font-size-complex="14pt" style:font-weight-complex="normal"/>
    </style:style>
    <style:style style:name="T57" style:family="text">
      <style:text-properties fo:color="#268bd2" style:font-name="Menlo" fo:font-size="9.75pt" fo:background-color="transparent" loext:char-shading-value="0" style:font-weight-asian="bold" style:font-weight-complex="bold" loext:padding="0.049cm" loext:border="0.06pt solid #dddddd"/>
    </style:style>
    <style:style style:name="T58" style:family="text">
      <style:text-properties fo:color="#268bd2" style:font-name="Menlo" fo:font-size="9.75pt" fo:font-weight="bold" fo:background-color="transparent" loext:char-shading-value="0" style:font-weight-asian="bold" style:font-weight-complex="bold" loext:padding="0.049cm" loext:border="0.06pt solid #dddddd"/>
    </style:style>
    <style:style style:name="T59" style:family="text">
      <style:text-properties fo:color="#268bd2" style:font-name="Menlo" fo:font-size="9.75pt" fo:font-weight="bold" officeooo:rsid="000e3132" fo:background-color="transparent" loext:char-shading-value="0" style:font-size-asian="10.5pt" style:font-weight-asian="bold" style:font-size-complex="12pt" style:font-weight-complex="bold" loext:padding="0.049cm" loext:border="0.06pt solid #dddddd"/>
    </style:style>
    <style:style style:name="T60" style:family="text">
      <style:text-properties fo:color="#859900" style:font-name="Menlo" fo:font-size="9.75pt" fo:font-weight="bold" fo:background-color="transparent" loext:char-shading-value="0" style:font-weight-asian="bold" style:font-weight-complex="bold" loext:padding="0.049cm" loext:border="0.06pt solid #dddddd"/>
    </style:style>
    <style:style style:name="T61" style:family="text">
      <style:text-properties style:font-name="Helvetica Neue" fo:background-color="transparent" loext:char-shading-value="0" style:font-weight-asian="bold" style:font-weight-complex="bold" loext:padding="0.049cm" loext:border="0.06pt solid #dddddd"/>
    </style:style>
    <style:style style:name="T62" style:family="text">
      <style:text-properties fo:color="#c7254e" style:font-name="Menlo" fo:font-size="9pt" fo:background-color="transparent" loext:char-shading-value="0" style:font-weight-asian="bold" style:font-weight-complex="bold" loext:padding-left="0.106cm" loext:padding-right="0.106cm" loext:padding-top="0.049cm" loext:padding-bottom="0.049cm" loext:border="0.06pt solid #dddddd"/>
    </style:style>
    <style:style style:name="T63" style:family="text">
      <style:text-properties fo:color="#c7254e" style:font-name="Menlo" fo:font-size="9pt" loext:padding-left="0.106cm" loext:padding-right="0.106cm" loext:padding-top="0.049cm" loext:padding-bottom="0.049cm" loext:border="0.06pt solid #dddddd"/>
    </style:style>
    <style:style style:name="T64" style:family="text">
      <style:text-properties style:font-name="AvenirLT-Book" fo:font-size="14pt" style:font-size-asian="14pt" style:font-weight-asian="bold" style:font-size-complex="14pt" style:font-weight-complex="bold"/>
    </style:style>
    <style:style style:name="T65" style:family="text">
      <style:text-properties fo:color="#000088"/>
    </style:style>
    <style:style style:name="T66" style:family="text">
      <style:text-properties fo:color="#666600"/>
    </style:style>
    <style:style style:name="T67" style:family="text">
      <style:text-properties fo:color="#666600" style:font-name="Menlo" fo:font-size="9.75pt" fo:font-style="normal" fo:font-weight="normal"/>
    </style:style>
    <style:style style:name="T68" style:family="text">
      <style:text-properties fo:color="#006666"/>
    </style:style>
    <style:style style:name="T69" style:family="text">
      <style:text-properties fo:color="#006666" style:font-name="Menlo" fo:font-size="9.75pt" fo:font-style="normal" fo:font-weight="normal"/>
    </style:style>
    <style:style style:name="T70" style:family="text">
      <style:text-properties fo:color="#008800" style:font-name="Menlo" fo:font-size="9.75pt" fo:font-style="normal" fo:font-weight="normal"/>
    </style:style>
    <style:style style:name="T71" style:family="text">
      <style:text-properties style:font-name="Oxygen" fo:font-size="10.5pt" fo:font-weight="bold" style:font-size-asian="14pt" style:font-size-complex="14pt"/>
    </style:style>
    <style:style style:name="T72" style:family="text">
      <style:text-properties style:font-name="Oxygen" fo:font-size="10.5pt" fo:font-weight="bold" officeooo:rsid="0011afbb" style:font-size-asian="14pt" style:font-size-complex="14pt"/>
    </style:style>
    <style:style style:name="T73" style:family="text">
      <style:text-properties style:font-name="Oxygen" fo:font-size="13pt" fo:font-weight="bold" style:font-size-asian="13pt" style:font-size-complex="13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Source_20_Text"><text:span text:style-name="T14">$ </text:span></text:span><text:span text:style-name="Source_20_Text"><text:span text:style-name="T9">rails new --database</text:span></text:span><text:span text:style-name="Source_20_Text"><text:span text:style-name="T16">=</text:span></text:span><text:span text:style-name="Source_20_Text"><text:span text:style-name="T9">postgresql -T</text:span></text:span></text:p>
      <text:p text:style-name="P9"><text:span text:style-name="Source_20_Text"><text:span text:style-name="T8"/></text:span></text:p>
      <text:p text:style-name="P4"><text:span text:style-name="T12">Este comando si lo vemos por segmentos </text:span><text:span text:style-name="Source_20_Text"><text:span text:style-name="T18">--database=postgresql</text:span></text:span><text:span text:style-name="T12"> nos crea un proyecto nuevo con el archivo </text:span><text:span text:style-name="Source_20_Text"><text:span text:style-name="T18">database.yml</text:span></text:span><text:span text:style-name="T12">específico para una base de datos Postgres, installa la gema </text:span><text:span text:style-name="Source_20_Text"><text:span text:style-name="T18">pg</text:span></text:span><text:span text:style-name="T12"> (driver) para poderse conectar a dicha base de datos. La bandera </text:span><text:span text:style-name="Source_20_Text"><text:span text:style-name="T18">-T</text:span></text:span><text:span text:style-name="T12"> o </text:span><text:span text:style-name="Source_20_Text"><text:span text:style-name="T18">--skip-test-unit</text:span></text:span><text:span text:style-name="T12"> la utilizamos si no vamos a realizar ningún tipo de pruebas (tests) dentro de nuestra aplicación o cuando no queremos utilizar la suite de pruebas que incorpora Rails por defecto por que vamos a utilizar RSpec.</text:span></text:p>
      <text:p text:style-name="P7">Debo recordar que son muchas las opciones de drivers de conexiones de base de datos: mysql, oracle, postgresql, sqlite3 (por defecto), frontbase, ibm_db, sqlserver, jdbcmysql, jdbcsqlite3, jdbcpostgresql, jdbc.</text:p>
      <text:p text:style-name="P7"/>
      <text:p text:style-name="P15"><text:span text:style-name="Source_20_Text"><text:span text:style-name="T58">$ </text:span></text:span><text:span text:style-name="Source_20_Text"><text:span text:style-name="T47">rails server -p 3000 -e production -d</text:span></text:span></text:p>
      <text:p text:style-name="P15"><text:span text:style-name="Source_20_Text"><text:span text:style-name="T47"/></text:span></text:p>
      <text:p text:style-name="P7"><text:span text:style-name="Source_20_Text"><text:span text:style-name="T61">Aquí el rails utilizará el servidor que tenga instalado, puede ser WEBrick, Puma u otro, escuchará por el puerto 3000, este es el puerto por defecto. También arrancará </text:span></text:span><text:span text:style-name="Source_20_Text"><text:span text:style-name="T62">-e</text:span></text:span><text:span text:style-name="Source_20_Text"><text:span text:style-name="T61"> en el ambiente de producción así que utilizará la base de datos para ese ambiente y no hay "code reloading" es decir que para que la aplicación tome los cambios de código debemos reiniciar el servidor de Rails. Por último corremos el servidor en modo daemon, para que nos retorne el "prompt" (corre el servidor en background).</text:span></text:span></text:p>
      <text:p text:style-name="P6"><text:span text:style-name="T11">Si queremos utilizar el debugger (creo que es algo que la mayoría de las personas usa poco) debemos tener instalada la gema </text:span><text:span text:style-name="Source_20_Text"><text:span text:style-name="T19">debugger</text:span></text:span><text:span text:style-name="T11">. Para esto basta con quitar el comentario de la última línea del Gemfile para luego agregar utilizar </text:span><text:span text:style-name="Source_20_Text"><text:span text:style-name="T19">-u</text:span></text:span><text:span text:style-name="T11"> o </text:span><text:span text:style-name="Source_20_Text"><text:span text:style-name="T19">--debugger</text:span></text:span><text:span text:style-name="T11"> con el comando </text:span><text:span text:style-name="Source_20_Text"><text:span text:style-name="T19">rails server</text:span></text:span><text:span text:style-name="T11">.</text:span></text:p>
      <text:p text:style-name="P8"><text:span text:style-name="Source_20_Text"><text:span text:style-name="T57">$ </text:span></text:span><text:span text:style-name="Source_20_Text"><text:span text:style-name="T52">rails g </text:span></text:span><text:span text:style-name="Source_20_Text"><text:span text:style-name="T53">controller NombreControlador Vista1 Vista2</text:span></text:span></text:p>
      <text:p text:style-name="P6"><text:span text:style-name="T11"/></text:p>
      <text:p text:style-name="P15"><text:span text:style-name="Source_20_Text"><text:span text:style-name="T58">$ </text:span></text:span><text:span text:style-name="Source_20_Text"><text:span text:style-name="T47">rails generate scaffold User name:string last_name:string email:string --stylesheet-engine</text:span></text:span><text:span text:style-name="Source_20_Text"><text:span text:style-name="T60">=</text:span></text:span><text:span text:style-name="Source_20_Text"><text:span text:style-name="T47">sass --javascript-engine</text:span></text:span><text:span text:style-name="Source_20_Text"><text:span text:style-name="T60">=</text:span></text:span><text:span text:style-name="Source_20_Text"><text:span text:style-name="T47">js -p</text:span></text:span></text:p>
      <text:p text:style-name="P15"><text:span text:style-name="Source_20_Text"><text:span text:style-name="T47"/></text:span></text:p>
      <text:p text:style-name="P15"><text:span text:style-name="Source_20_Text"><text:span text:style-name="T61">Con este comando podemos ver que la consola imprimió todo lo que creó con el scaffold, a su vez incluye las modificaciones que le agregamos. En este caso como a mi particularmente no me gusta coffeescript y prefiero JavaScript normal agregué el argumento </text:span></text:span><text:span text:style-name="Source_20_Text"><text:span text:style-name="T62">--javascript-engine=js</text:span></text:span><text:span text:style-name="Source_20_Text"><text:span text:style-name="T47"> </text:span></text:span><text:span text:style-name="Source_20_Text"><text:span text:style-name="T61">el cual cambia el funcionamiento predeterminado de Rails que es generar los archivos para </text:span></text:span><text:span text:style-name="Source_20_Text"><text:span text:style-name="T62">.coffeescript</text:span></text:span><text:span text:style-name="Source_20_Text"><text:span text:style-name="T61">. También para efectos de la demostración en vez de usar </text:span></text:span><text:span text:style-name="Source_20_Text"><text:span text:style-name="T62">.scss</text:span></text:span><text:span text:style-name="Source_20_Text"><text:span text:style-name="T47"> </text:span></text:span><text:span text:style-name="Source_20_Text"><text:span text:style-name="T61">vamos a usar </text:span></text:span><text:span text:style-name="Source_20_Text"><text:span text:style-name="T62">.sass</text:span></text:span><text:span text:style-name="Source_20_Text"><text:span text:style-name="T47"> </text:span></text:span><text:span text:style-name="Source_20_Text"><text:span text:style-name="T61">en nuestras hojas de estilo con el argumento </text:span></text:span><text:span text:style-name="Source_20_Text"><text:span text:style-name="T62">--stylesheet-engine=sass</text:span></text:span><text:span text:style-name="Source_20_Text"><text:span text:style-name="T61">. Lo interesante del comando anterior es que nunca se ejecutó realmente ya que la el argumento </text:span></text:span><text:span text:style-name="Source_20_Text"><text:span text:style-name="T62">-p</text:span></text:span><text:span text:style-name="Source_20_Text"><text:span text:style-name="T47"> </text:span></text:span><text:span text:style-name="Source_20_Text"><text:span text:style-name="T61">(</text:span></text:span><text:span text:style-name="Source_20_Text"><text:span text:style-name="T62">--pretend</text:span></text:span><text:span text:style-name="Source_20_Text"><text:span text:style-name="T61">) que emula el escenario de lo que hará el comando pero no lo ejecuta realmente, esto puede ser muy útil para probar y no dañar nada.</text:span></text:span></text:p>
      <text:p text:style-name="P15"><text:soft-page-break/><text:span text:style-name="Source_20_Text"><text:span text:style-name="T47"/></text:span></text:p>
      <text:p text:style-name="P16"><text:span text:style-name="Source_20_Text"><text:span text:style-name="T49">Rake:</text:span></text:span></text:p>
      <text:p text:style-name="P16"><text:span text:style-name="Source_20_Text"><text:span text:style-name="T59">$ </text:span></text:span><text:span text:style-name="Source_20_Text"><text:span text:style-name="T48">bin/rake --tasks</text:span></text:span></text:p>
      <text:p text:style-name="P17"><text:bookmark text:name="line-2"/><text:span text:style-name="Source_20_Text"><text:span text:style-name="T10">rake about <text:s text:c="29"/></text:span></text:span><text:span text:style-name="Source_20_Text"><text:span text:style-name="T20"># List versions of all Rails frameworks and the environment</text:span></text:span></text:p>
      <text:p text:style-name="P17"><text:bookmark text:name="line-3"/><text:span text:style-name="Source_20_Text"><text:span text:style-name="T10">rake assets:clean</text:span></text:span><text:span text:style-name="Source_20_Text"><text:span text:style-name="T17">[</text:span></text:span><text:span text:style-name="Source_20_Text"><text:span text:style-name="T10">keep</text:span></text:span><text:span text:style-name="Source_20_Text"><text:span text:style-name="T17">]</text:span></text:span><text:span text:style-name="Source_20_Text"><text:span text:style-name="T10"> <text:s text:c="16"/></text:span></text:span><text:span text:style-name="Source_20_Text"><text:span text:style-name="T20"># Remove old compiled assets</text:span></text:span></text:p>
      <text:p text:style-name="P17"><text:bookmark text:name="line-4"/><text:span text:style-name="Source_20_Text"><text:span text:style-name="T10">rake assets:clobber <text:s text:c="20"/></text:span></text:span><text:span text:style-name="Source_20_Text"><text:span text:style-name="T20"># Remove compiled assets</text:span></text:span></text:p>
      <text:p text:style-name="P17"><text:bookmark text:name="line-5"/><text:span text:style-name="Source_20_Text"><text:span text:style-name="T10">rake assets:environment <text:s text:c="16"/></text:span></text:span><text:span text:style-name="Source_20_Text"><text:span text:style-name="T20"># Load asset compile environment</text:span></text:span></text:p>
      <text:p text:style-name="P17"><text:bookmark text:name="line-6"/><text:span text:style-name="Source_20_Text"><text:span text:style-name="T10">rake assets:precompile <text:s text:c="17"/></text:span></text:span><text:span text:style-name="Source_20_Text"><text:span text:style-name="T20"># Compile all the assets named in config.assets.precompile</text:span></text:span></text:p>
      <text:p text:style-name="P17"><text:bookmark text:name="line-7"/><text:span text:style-name="Source_20_Text"><text:span text:style-name="T10">rake cache_digests:dependencies <text:s text:c="8"/></text:span></text:span><text:span text:style-name="Source_20_Text"><text:span text:style-name="T20"># Lookup first-level dependencies for TEMPLATE (like messages/show or comme...</text:span></text:span></text:p>
      <text:p text:style-name="P17"><text:bookmark text:name="line-8"/><text:span text:style-name="Source_20_Text"><text:span text:style-name="T10">rake cache_digests:nested_dependencies <text:s/></text:span></text:span><text:span text:style-name="Source_20_Text"><text:span text:style-name="T20"># Lookup nested dependencies for TEMPLATE (like messages/show or comments/_...</text:span></text:span></text:p>
      <text:p text:style-name="P17"><text:bookmark text:name="line-9"/><text:span text:style-name="Source_20_Text"><text:span text:style-name="T10">rake db:create <text:s text:c="25"/></text:span></text:span><text:span text:style-name="Source_20_Text"><text:span text:style-name="T20"># Creates the database from DATABASE_URL or config/database.yml for the cur...</text:span></text:span></text:p>
      <text:p text:style-name="P17"><text:bookmark text:name="line-10"/><text:span text:style-name="Source_20_Text"><text:span text:style-name="T10">rake db:drop <text:s text:c="27"/></text:span></text:span><text:span text:style-name="Source_20_Text"><text:span text:style-name="T20"># Drops the database from DATABASE_URL or config/database.yml for the curre...</text:span></text:span></text:p>
      <text:p text:style-name="P17"><text:bookmark text:name="line-11"/><text:span text:style-name="Source_20_Text"><text:span text:style-name="T10">rake db:fixtures:load <text:s text:c="18"/></text:span></text:span><text:span text:style-name="Source_20_Text"><text:span text:style-name="T20"># Load fixtures into the current environment's database</text:span></text:span></text:p>
      <text:p text:style-name="P17"><text:bookmark text:name="line-12"/><text:span text:style-name="Source_20_Text"><text:span text:style-name="T10">rake db:migrate <text:s text:c="24"/></text:span></text:span><text:span text:style-name="Source_20_Text"><text:span text:style-name="T20"># Migrate the database (options: VERSION=x, VERBOSE=false, SCOPE=blog)</text:span></text:span></text:p>
      <text:p text:style-name="P17"><text:bookmark text:name="line-13"/><text:span text:style-name="Source_20_Text"><text:span text:style-name="T10">rake db:migrate:status <text:s text:c="17"/></text:span></text:span><text:span text:style-name="Source_20_Text"><text:span text:style-name="T20"># Display status of migrations</text:span></text:span></text:p>
      <text:p text:style-name="P17"><text:bookmark text:name="line-14"/><text:soft-page-break/><text:span text:style-name="Source_20_Text"><text:span text:style-name="T10">rake db:rollback <text:s text:c="23"/></text:span></text:span><text:span text:style-name="Source_20_Text"><text:span text:style-name="T20"># Rolls the schema back to the previous version (specify steps w/ STEP=n)</text:span></text:span></text:p>
      <text:p text:style-name="P17"><text:bookmark text:name="line-15"/><text:span text:style-name="Source_20_Text"><text:span text:style-name="T10">rake db:schema:cache:clear <text:s text:c="13"/></text:span></text:span><text:span text:style-name="Source_20_Text"><text:span text:style-name="T20"># Clear a db/schema_cache.dump file</text:span></text:span></text:p>
      <text:p text:style-name="P17"><text:bookmark text:name="line-16"/><text:span text:style-name="Source_20_Text"><text:span text:style-name="T10">rake db:schema:cache:dump <text:s text:c="14"/></text:span></text:span><text:span text:style-name="Source_20_Text"><text:span text:style-name="T20"># Create a db/schema_cache.dump file</text:span></text:span></text:p>
      <text:p text:style-name="P17"><text:bookmark text:name="line-17"/><text:span text:style-name="Source_20_Text"><text:span text:style-name="T10">rake db:schema:dump <text:s text:c="20"/></text:span></text:span><text:span text:style-name="Source_20_Text"><text:span text:style-name="T20"># Create a db/schema.rb file that is portable against any DB supported by AR</text:span></text:span></text:p>
      <text:p text:style-name="P17"><text:bookmark text:name="line-18"/><text:span text:style-name="Source_20_Text"><text:span text:style-name="T10">rake db:schema:load <text:s text:c="20"/></text:span></text:span><text:span text:style-name="Source_20_Text"><text:span text:style-name="T20"># Load a schema.rb file into the database</text:span></text:span></text:p>
      <text:p text:style-name="P17"><text:bookmark text:name="line-19"/><text:span text:style-name="Source_20_Text"><text:span text:style-name="T10">rake db:seed <text:s text:c="27"/></text:span></text:span><text:span text:style-name="Source_20_Text"><text:span text:style-name="T20"># Load the seed data from db/seeds.rb</text:span></text:span></text:p>
      <text:p text:style-name="P17"><text:bookmark text:name="line-20"/><text:span text:style-name="Source_20_Text"><text:span text:style-name="T10">rake db:setup <text:s text:c="26"/></text:span></text:span><text:span text:style-name="Source_20_Text"><text:span text:style-name="T20"># Create the database, load the schema, and initialize with the seed data (...</text:span></text:span></text:p>
      <text:p text:style-name="P17"><text:bookmark text:name="line-21"/><text:span text:style-name="Source_20_Text"><text:span text:style-name="T10">rake db:structure:dump <text:s text:c="17"/></text:span></text:span><text:span text:style-name="Source_20_Text"><text:span text:style-name="T20"># Dump the database structure to db/structure.sql</text:span></text:span></text:p>
      <text:p text:style-name="P17"><text:bookmark text:name="line-22"/><text:span text:style-name="Source_20_Text"><text:span text:style-name="T10">rake db:version <text:s text:c="24"/></text:span></text:span><text:span text:style-name="Source_20_Text"><text:span text:style-name="T20"># Retrieves the current schema version number</text:span></text:span></text:p>
      <text:p text:style-name="P17"><text:bookmark text:name="line-23"/><text:span text:style-name="Source_20_Text"><text:span text:style-name="T10">rake doc:app <text:s text:c="27"/></text:span></text:span><text:span text:style-name="Source_20_Text"><text:span text:style-name="T20"># Generate docs for the app -- also available doc:rails, doc:guides (option...</text:span></text:span></text:p>
      <text:p text:style-name="P17"><text:bookmark text:name="line-24"/><text:span text:style-name="Source_20_Text"><text:span text:style-name="T10">rake log:clear <text:s text:c="25"/></text:span></text:span><text:span text:style-name="Source_20_Text"><text:span text:style-name="T20"># Truncates all *.log files in log/ to zero bytes (specify which logs with ...</text:span></text:span></text:p>
      <text:p text:style-name="P17"><text:bookmark text:name="line-25"/><text:span text:style-name="Source_20_Text"><text:span text:style-name="T10">rake middleware <text:s text:c="24"/></text:span></text:span><text:span text:style-name="Source_20_Text"><text:span text:style-name="T20"># Prints out your Rack middleware stack</text:span></text:span></text:p>
      <text:p text:style-name="P17"><text:bookmark text:name="line-26"/><text:span text:style-name="Source_20_Text"><text:span text:style-name="T10">rake notes <text:s text:c="29"/></text:span></text:span><text:span text:style-name="Source_20_Text"><text:span text:style-name="T20"># Enumerate all annotations (use notes:optimize, :fixme, :todo for focus)</text:span></text:span></text:p>
      <text:p text:style-name="P17"><text:bookmark text:name="line-27"/><text:span text:style-name="Source_20_Text"><text:span text:style-name="T10">rake notes:custom <text:s text:c="22"/></text:span></text:span><text:span text:style-name="Source_20_Text"><text:span text:style-name="T20"># Enumerate a custom annotation, specify with ANNOTATION=CUSTOM</text:span></text:span></text:p>
      <text:p text:style-name="P17"><text:bookmark text:name="line-28"/><text:soft-page-break/><text:span text:style-name="Source_20_Text"><text:span text:style-name="T10">rake rails:template <text:s text:c="20"/></text:span></text:span><text:span text:style-name="Source_20_Text"><text:span text:style-name="T20"># Applies the template supplied by LOCATION=(/path/to/template) or URL</text:span></text:span></text:p>
      <text:p text:style-name="P17"><text:bookmark text:name="line-29"/><text:span text:style-name="Source_20_Text"><text:span text:style-name="T10">rake rails:update <text:s text:c="22"/></text:span></text:span><text:span text:style-name="Source_20_Text"><text:span text:style-name="T20"># Update configs and some other initially generated files (or use just upda...</text:span></text:span></text:p>
      <text:p text:style-name="P17"><text:bookmark text:name="line-30"/><text:span text:style-name="Source_20_Text"><text:span text:style-name="T10">rake routes <text:s text:c="28"/></text:span></text:span><text:span text:style-name="Source_20_Text"><text:span text:style-name="T20"># Print out all defined routes in match order, with names</text:span></text:span></text:p>
      <text:p text:style-name="P17"><text:bookmark text:name="line-31"/><text:span text:style-name="Source_20_Text"><text:span text:style-name="T10">rake secret <text:s text:c="28"/></text:span></text:span><text:span text:style-name="Source_20_Text"><text:span text:style-name="T20"># Generate a cryptographically secure secret key (this is typically used to...</text:span></text:span></text:p>
      <text:p text:style-name="P17"><text:bookmark text:name="line-32"/><text:span text:style-name="Source_20_Text"><text:span text:style-name="T10">rake spec <text:s text:c="30"/></text:span></text:span><text:span text:style-name="Source_20_Text"><text:span text:style-name="T20"># Run all specs in spec directory (excluding plugin specs)</text:span></text:span></text:p>
      <text:p text:style-name="P17"><text:bookmark text:name="line-33"/><text:span text:style-name="Source_20_Text"><text:span text:style-name="T10">rake spec:controllers <text:s text:c="18"/></text:span></text:span><text:span text:style-name="Source_20_Text"><text:span text:style-name="T20"># Run the code examples in spec/controllers</text:span></text:span></text:p>
      <text:p text:style-name="P17"><text:bookmark text:name="line-34"/><text:span text:style-name="Source_20_Text"><text:span text:style-name="T10">rake spec:helpers <text:s text:c="22"/></text:span></text:span><text:span text:style-name="Source_20_Text"><text:span text:style-name="T20"># Run the code examples in spec/helpers</text:span></text:span></text:p>
      <text:p text:style-name="P17"><text:bookmark text:name="line-35"/><text:span text:style-name="Source_20_Text"><text:span text:style-name="T10">rake spec:models <text:s text:c="23"/></text:span></text:span><text:span text:style-name="Source_20_Text"><text:span text:style-name="T20"># Run the code examples in spec/models</text:span></text:span></text:p>
      <text:p text:style-name="P17"><text:bookmark text:name="line-36"/><text:span text:style-name="Source_20_Text"><text:span text:style-name="T10">rake spec:requests <text:s text:c="21"/></text:span></text:span><text:span text:style-name="Source_20_Text"><text:span text:style-name="T20"># Run the code examples in spec/requests</text:span></text:span></text:p>
      <text:p text:style-name="P17"><text:bookmark text:name="line-37"/><text:span text:style-name="Source_20_Text"><text:span text:style-name="T10">rake spec:routing <text:s text:c="22"/></text:span></text:span><text:span text:style-name="Source_20_Text"><text:span text:style-name="T20"># Run the code examples in spec/routing</text:span></text:span></text:p>
      <text:p text:style-name="P17"><text:bookmark text:name="line-38"/><text:span text:style-name="Source_20_Text"><text:span text:style-name="T10">rake spec:views <text:s text:c="24"/></text:span></text:span><text:span text:style-name="Source_20_Text"><text:span text:style-name="T20"># Run the code examples in spec/views</text:span></text:span></text:p>
      <text:p text:style-name="P17"><text:bookmark text:name="line-39"/><text:span text:style-name="Source_20_Text"><text:span text:style-name="T10">rake stats <text:s text:c="29"/></text:span></text:span><text:span text:style-name="Source_20_Text"><text:span text:style-name="T20"># Report code statistics (KLOCs, etc) from the application</text:span></text:span></text:p>
      <text:p text:style-name="P17"><text:bookmark text:name="line-40"/><text:span text:style-name="Source_20_Text"><text:span text:style-name="T10">rake </text:span></text:span><text:span text:style-name="Source_20_Text"><text:span text:style-name="T21">time</text:span></text:span><text:span text:style-name="Source_20_Text"><text:span text:style-name="T10">:zones:all <text:s text:c="20"/></text:span></text:span><text:span text:style-name="Source_20_Text"><text:span text:style-name="T20"># Displays all time zones, also available: time:zones:us, time:zones:local ...</text:span></text:span></text:p>
      <text:p text:style-name="P17"><text:bookmark text:name="line-41"/><text:span text:style-name="Source_20_Text"><text:span text:style-name="T10">rake tmp:clear <text:s text:c="25"/></text:span></text:span><text:span text:style-name="Source_20_Text"><text:span text:style-name="T20"># Clear session, cache, and socket files from tmp/ (narrow w/ tmp:sessions:...</text:span></text:span></text:p>
      <text:p text:style-name="P17"><text:bookmark text:name="line-42"/><text:span text:style-name="Source_20_Text"><text:span text:style-name="T10">rake tmp:create <text:s text:c="24"/></text:span></text:span><text:span text:style-name="Source_20_Text"><text:span text:style-name="T20"># Creates tmp directories for sessions, cache, sockets, and pids</text:span></text:span></text:p>
      <text:p text:style-name="P16"><text:soft-page-break/><text:span text:style-name="Source_20_Text"><text:span text:style-name="T50"/></text:span></text:p>
      <text:p text:style-name="P15"><text:span text:style-name="Source_20_Text"><text:span text:style-name="T47"/></text:span></text:p>
      <text:h text:style-name="P26" text:outline-level="3">Rake routes</text:h>
      <text:p text:style-name="P15"><text:span text:style-name="Source_20_Text"><text:span text:style-name="T58">$ </text:span></text:span><text:span text:style-name="Source_20_Text"><text:span text:style-name="T47">bin/rake routes</text:span></text:span></text:p>
      <text:p text:style-name="P17"><text:bookmark text:name="line-210"/><text:span text:style-name="Source_20_Text"><text:span text:style-name="T13"><text:s text:c="5"/></text:span></text:span><text:span text:style-name="Source_20_Text"><text:span text:style-name="T10">Prefix Verb <text:s text:c="2"/>URI Pattern <text:s text:c="16"/>Controller#Action</text:span></text:span></text:p>
      <text:p text:style-name="P17"><text:bookmark text:name="line-310"/><text:span text:style-name="Source_20_Text"><text:span text:style-name="T13"><text:s text:c="4"/></text:span></text:span><text:span text:style-name="Source_20_Text"><text:span text:style-name="T10">artists GET <text:s text:c="3"/>/artists</text:span></text:span><text:span text:style-name="Source_20_Text"><text:span text:style-name="T17">(</text:span></text:span><text:span text:style-name="Source_20_Text"><text:span text:style-name="T10">.:format</text:span></text:span><text:span text:style-name="Source_20_Text"><text:span text:style-name="T17">)</text:span></text:span><text:span text:style-name="Source_20_Text"><text:span text:style-name="T10"> <text:s text:c="9"/>artists#index</text:span></text:span></text:p>
      <text:p text:style-name="P17"><text:bookmark text:name="line-43"/><text:span text:style-name="Source_20_Text"><text:span text:style-name="T13"><text:s text:c="12"/></text:span></text:span><text:span text:style-name="Source_20_Text"><text:span text:style-name="T10">POST <text:s text:c="2"/>/artists</text:span></text:span><text:span text:style-name="Source_20_Text"><text:span text:style-name="T17">(</text:span></text:span><text:span text:style-name="Source_20_Text"><text:span text:style-name="T10">.:format</text:span></text:span><text:span text:style-name="Source_20_Text"><text:span text:style-name="T17">)</text:span></text:span><text:span text:style-name="Source_20_Text"><text:span text:style-name="T10"> <text:s text:c="9"/>artists#create</text:span></text:span></text:p>
      <text:p text:style-name="P17"><text:bookmark text:name="line-51"/><text:span text:style-name="Source_20_Text"><text:span text:style-name="T13"><text:s/></text:span></text:span><text:span text:style-name="Source_20_Text"><text:span text:style-name="T10">new_artist GET <text:s text:c="3"/>/artists/new</text:span></text:span><text:span text:style-name="Source_20_Text"><text:span text:style-name="T17">(</text:span></text:span><text:span text:style-name="Source_20_Text"><text:span text:style-name="T10">.:format</text:span></text:span><text:span text:style-name="Source_20_Text"><text:span text:style-name="T17">)</text:span></text:span><text:span text:style-name="Source_20_Text"><text:span text:style-name="T10"> <text:s text:c="5"/>artists#new</text:span></text:span></text:p>
      <text:p text:style-name="P17"><text:bookmark text:name="line-61"/><text:span text:style-name="Source_20_Text"><text:span text:style-name="T10">edit_artist GET <text:s text:c="3"/>/artists/:id/edit</text:span></text:span><text:span text:style-name="Source_20_Text"><text:span text:style-name="T17">(</text:span></text:span><text:span text:style-name="Source_20_Text"><text:span text:style-name="T10">.:format</text:span></text:span><text:span text:style-name="Source_20_Text"><text:span text:style-name="T17">)</text:span></text:span><text:span text:style-name="Source_20_Text"><text:span text:style-name="T10"> artists#edit</text:span></text:span></text:p>
      <text:p text:style-name="P17"><text:bookmark text:name="line-71"/><text:span text:style-name="Source_20_Text"><text:span text:style-name="T13"><text:s text:c="5"/></text:span></text:span><text:span text:style-name="Source_20_Text"><text:span text:style-name="T10">artist GET <text:s text:c="3"/>/artists/:id</text:span></text:span><text:span text:style-name="Source_20_Text"><text:span text:style-name="T17">(</text:span></text:span><text:span text:style-name="Source_20_Text"><text:span text:style-name="T10">.:format</text:span></text:span><text:span text:style-name="Source_20_Text"><text:span text:style-name="T17">)</text:span></text:span><text:span text:style-name="Source_20_Text"><text:span text:style-name="T10"> <text:s text:c="5"/>artists#show</text:span></text:span></text:p>
      <text:p text:style-name="P17"><text:bookmark text:name="line-81"/><text:span text:style-name="Source_20_Text"><text:span text:style-name="T13"><text:s text:c="12"/></text:span></text:span><text:span text:style-name="Source_20_Text"><text:span text:style-name="T10">PATCH <text:s/>/artists/:id</text:span></text:span><text:span text:style-name="Source_20_Text"><text:span text:style-name="T17">(</text:span></text:span><text:span text:style-name="Source_20_Text"><text:span text:style-name="T10">.:format</text:span></text:span><text:span text:style-name="Source_20_Text"><text:span text:style-name="T17">)</text:span></text:span><text:span text:style-name="Source_20_Text"><text:span text:style-name="T10"> <text:s text:c="5"/>artists#update</text:span></text:span></text:p>
      <text:p text:style-name="P17"><text:bookmark text:name="line-91"/><text:span text:style-name="Source_20_Text"><text:span text:style-name="T13"><text:s text:c="12"/></text:span></text:span><text:span text:style-name="Source_20_Text"><text:span text:style-name="T10">PUT <text:s text:c="3"/>/artists/:id</text:span></text:span><text:span text:style-name="Source_20_Text"><text:span text:style-name="T17">(</text:span></text:span><text:span text:style-name="Source_20_Text"><text:span text:style-name="T10">.:format</text:span></text:span><text:span text:style-name="Source_20_Text"><text:span text:style-name="T17">)</text:span></text:span><text:span text:style-name="Source_20_Text"><text:span text:style-name="T10"> <text:s text:c="5"/>artists#update</text:span></text:span></text:p>
      <text:p text:style-name="P17"><text:bookmark text:name="line-101"/><text:span text:style-name="Source_20_Text"><text:span text:style-name="T13"><text:s text:c="12"/></text:span></text:span><text:span text:style-name="Source_20_Text"><text:span text:style-name="T10">DELETE /artists/:id</text:span></text:span><text:span text:style-name="Source_20_Text"><text:span text:style-name="T17">(</text:span></text:span><text:span text:style-name="Source_20_Text"><text:span text:style-name="T10">.:format</text:span></text:span><text:span text:style-name="Source_20_Text"><text:span text:style-name="T17">)</text:span></text:span><text:span text:style-name="Source_20_Text"><text:span text:style-name="T10"> <text:s text:c="5"/>artists#destroy</text:span></text:span></text:p>
      <text:p text:style-name="P17"><text:bookmark text:name="line-111"/><text:span text:style-name="Source_20_Text"><text:span text:style-name="T13"><text:s text:c="6"/></text:span></text:span><text:span text:style-name="Source_20_Text"><text:span text:style-name="T10">users GET <text:s text:c="3"/>/users</text:span></text:span><text:span text:style-name="Source_20_Text"><text:span text:style-name="T17">(</text:span></text:span><text:span text:style-name="Source_20_Text"><text:span text:style-name="T10">.:format</text:span></text:span><text:span text:style-name="Source_20_Text"><text:span text:style-name="T17">)</text:span></text:span><text:span text:style-name="Source_20_Text"><text:span text:style-name="T10"> <text:s text:c="11"/>users#index</text:span></text:span></text:p>
      <text:p text:style-name="P17"><text:bookmark text:name="line-121"/><text:span text:style-name="Source_20_Text"><text:span text:style-name="T13"><text:s text:c="12"/></text:span></text:span><text:span text:style-name="Source_20_Text"><text:span text:style-name="T10">POST <text:s text:c="2"/>/users</text:span></text:span><text:span text:style-name="Source_20_Text"><text:span text:style-name="T17">(</text:span></text:span><text:span text:style-name="Source_20_Text"><text:span text:style-name="T10">.:format</text:span></text:span><text:span text:style-name="Source_20_Text"><text:span text:style-name="T17">)</text:span></text:span><text:span text:style-name="Source_20_Text"><text:span text:style-name="T10"> <text:s text:c="11"/>users#create</text:span></text:span></text:p>
      <text:p text:style-name="P17"><text:bookmark text:name="line-131"/><text:span text:style-name="Source_20_Text"><text:span text:style-name="T13"><text:s text:c="3"/></text:span></text:span><text:span text:style-name="Source_20_Text"><text:span text:style-name="T10">new_user GET <text:s text:c="3"/>/users/new</text:span></text:span><text:span text:style-name="Source_20_Text"><text:span text:style-name="T17">(</text:span></text:span><text:span text:style-name="Source_20_Text"><text:span text:style-name="T10">.:format</text:span></text:span><text:span text:style-name="Source_20_Text"><text:span text:style-name="T17">)</text:span></text:span><text:span text:style-name="Source_20_Text"><text:span text:style-name="T10"> <text:s text:c="7"/>users#new</text:span></text:span></text:p>
      <text:p text:style-name="P17"><text:bookmark text:name="line-141"/><text:span text:style-name="Source_20_Text"><text:span text:style-name="T13"><text:s text:c="2"/></text:span></text:span><text:span text:style-name="Source_20_Text"><text:span text:style-name="T10">edit_user GET <text:s text:c="3"/>/users/:id/edit</text:span></text:span><text:span text:style-name="Source_20_Text"><text:span text:style-name="T17">(</text:span></text:span><text:span text:style-name="Source_20_Text"><text:span text:style-name="T10">.:format</text:span></text:span><text:span text:style-name="Source_20_Text"><text:span text:style-name="T17">)</text:span></text:span><text:span text:style-name="Source_20_Text"><text:span text:style-name="T10"> <text:s text:c="2"/>users#edit</text:span></text:span></text:p>
      <text:p text:style-name="P17"><text:bookmark text:name="line-151"/><text:span text:style-name="Source_20_Text"><text:span text:style-name="T13"><text:s text:c="7"/></text:span></text:span><text:span text:style-name="Source_20_Text"><text:span text:style-name="T10">user GET <text:s text:c="3"/>/users/:id</text:span></text:span><text:span text:style-name="Source_20_Text"><text:span text:style-name="T17">(</text:span></text:span><text:span text:style-name="Source_20_Text"><text:span text:style-name="T10">.:format</text:span></text:span><text:span text:style-name="Source_20_Text"><text:span text:style-name="T17">)</text:span></text:span><text:span text:style-name="Source_20_Text"><text:span text:style-name="T10"> <text:s text:c="7"/>users#show</text:span></text:span></text:p>
      <text:p text:style-name="P17"><text:bookmark text:name="line-161"/><text:span text:style-name="Source_20_Text"><text:span text:style-name="T13"><text:s text:c="12"/></text:span></text:span><text:span text:style-name="Source_20_Text"><text:span text:style-name="T10">PATCH <text:s/>/users/:id</text:span></text:span><text:span text:style-name="Source_20_Text"><text:span text:style-name="T17">(</text:span></text:span><text:span text:style-name="Source_20_Text"><text:span text:style-name="T10">.:format</text:span></text:span><text:span text:style-name="Source_20_Text"><text:span text:style-name="T17">)</text:span></text:span><text:span text:style-name="Source_20_Text"><text:span text:style-name="T10"> <text:s text:c="7"/>users#update</text:span></text:span></text:p>
      <text:p text:style-name="P17"><text:bookmark text:name="line-171"/><text:soft-page-break/><text:span text:style-name="Source_20_Text"><text:span text:style-name="T13"><text:s text:c="12"/></text:span></text:span><text:span text:style-name="Source_20_Text"><text:span text:style-name="T10">PUT <text:s text:c="3"/>/users/:id</text:span></text:span><text:span text:style-name="Source_20_Text"><text:span text:style-name="T17">(</text:span></text:span><text:span text:style-name="Source_20_Text"><text:span text:style-name="T10">.:format</text:span></text:span><text:span text:style-name="Source_20_Text"><text:span text:style-name="T17">)</text:span></text:span><text:span text:style-name="Source_20_Text"><text:span text:style-name="T10"> <text:s text:c="7"/>users#update</text:span></text:span></text:p>
      <text:p text:style-name="P17"><text:bookmark text:name="line-181"/><text:span text:style-name="Source_20_Text"><text:span text:style-name="T13"><text:s text:c="12"/></text:span></text:span><text:span text:style-name="Source_20_Text"><text:span text:style-name="T10">DELETE /users/:id</text:span></text:span><text:span text:style-name="Source_20_Text"><text:span text:style-name="T17">(</text:span></text:span><text:span text:style-name="Source_20_Text"><text:span text:style-name="T10">.:format</text:span></text:span><text:span text:style-name="Source_20_Text"><text:span text:style-name="T17">)</text:span></text:span><text:span text:style-name="Source_20_Text"><text:span text:style-name="T10"> <text:s text:c="7"/>users#destroy</text:span></text:span></text:p>
      <text:p text:style-name="P7">Cabe destacar que el (.:format) es el formato en el que se presentará la respuesta al usuario, <text:span text:style-name="Source_20_Text"><text:span text:style-name="T63">.json</text:span></text:span>, <text:span text:style-name="Source_20_Text"><text:span text:style-name="T63">.xml</text:span></text:span> siempre y cuando tengamos el código necesario para esto. Esta información es la generada por dos "scaffold" uno de Usuarios y otro de Artistas.</text:p>
      <text:h text:style-name="P25" text:outline-level="3"><text:span text:style-name="T64">Rake notes</text:span></text:h>
      <text:p text:style-name="P9"><text:span text:style-name="Source_20_Text"><text:span text:style-name="T16">class</text:span></text:span><text:span text:style-name="Source_20_Text"><text:span text:style-name="T9"> </text:span></text:span><text:span text:style-name="Source_20_Text"><text:span text:style-name="T14">User</text:span></text:span><text:span text:style-name="Source_20_Text"><text:span text:style-name="T9"> </text:span></text:span><text:span text:style-name="Source_20_Text"><text:span text:style-name="T16">&lt;</text:span></text:span><text:span text:style-name="Source_20_Text"><text:span text:style-name="T9"> </text:span></text:span><text:span text:style-name="Source_20_Text"><text:span text:style-name="T22">ActiveRecord</text:span></text:span><text:span text:style-name="Source_20_Text"><text:span text:style-name="T16">::</text:span></text:span><text:span text:style-name="Source_20_Text"><text:span text:style-name="T22">Base</text:span></text:span></text:p>
      <text:p text:style-name="P17"><text:bookmark text:name="line-211"/><text:span text:style-name="Source_20_Text"><text:span text:style-name="T13"><text:s text:c="2"/></text:span></text:span><text:span text:style-name="Source_20_Text"><text:span text:style-name="T20"># TODO: Add some shit in this model</text:span></text:span></text:p>
      <text:p text:style-name="P17"><text:bookmark text:name="line-311"/><text:span text:style-name="Source_20_Text"><text:span text:style-name="T17">end</text:span></text:span></text:p>
      <text:p text:style-name="P18"><text:bookmark text:name="line-44"/></text:p>
      <text:p text:style-name="P17"><text:bookmark text:name="line-52"/><text:span text:style-name="Source_20_Text"><text:span text:style-name="T17">class</text:span></text:span><text:span text:style-name="Source_20_Text"><text:span text:style-name="T10"> </text:span></text:span><text:span text:style-name="Source_20_Text"><text:span text:style-name="T15">Artist</text:span></text:span><text:span text:style-name="Source_20_Text"><text:span text:style-name="T10"> </text:span></text:span><text:span text:style-name="Source_20_Text"><text:span text:style-name="T17">&lt;</text:span></text:span><text:span text:style-name="Source_20_Text"><text:span text:style-name="T10"> </text:span></text:span><text:span text:style-name="Source_20_Text"><text:span text:style-name="T23">ActiveRecord</text:span></text:span><text:span text:style-name="Source_20_Text"><text:span text:style-name="T17">::</text:span></text:span><text:span text:style-name="Source_20_Text"><text:span text:style-name="T23">Base</text:span></text:span></text:p>
      <text:p text:style-name="P18"><text:bookmark text:name="line-62"/></text:p>
      <text:p text:style-name="P17"><text:bookmark text:name="line-72"/><text:span text:style-name="Source_20_Text"><text:span text:style-name="T13"><text:s text:c="2"/></text:span></text:span><text:span text:style-name="Source_20_Text"><text:span text:style-name="T20"># FIXME: This is a bad bad implementation</text:span></text:span></text:p>
      <text:p text:style-name="P18"><text:bookmark text:name="line-82"/></text:p>
      <text:p text:style-name="P17"><text:bookmark text:name="line-92"/><text:span text:style-name="Source_20_Text"><text:span text:style-name="T13"><text:s text:c="2"/></text:span></text:span><text:span text:style-name="Source_20_Text"><text:span text:style-name="T20"># FUCK: shitty code</text:span></text:span></text:p>
      <text:p text:style-name="P17"><text:bookmark text:name="line-102"/><text:span text:style-name="Source_20_Text"><text:span text:style-name="T17">end</text:span></text:span></text:p>
      <text:p text:style-name="P1"><text:span text:style-name="T4">While</text:span></text:p>
      <text:p text:style-name="P1"><text:span text:style-name="T4"/></text:p>
      <text:p text:style-name="P21">$i = 0</text:p>
      <text:p text:style-name="P20">$num = 5</text:p>
      <text:p text:style-name="P24"><text:span text:style-name="T24">while $i &lt; $num <text:s/>do</text:span></text:p>
      <text:p text:style-name="P22"><text:s text:c="3"/><text:span text:style-name="T45">puts("Inside the loop i = #$i" )</text:span></text:p>
      <text:p text:style-name="P22"><text:s text:c="3"/><text:span text:style-name="T45">$i +=1</text:span></text:p>
      <text:p text:style-name="P19">end</text:p>
      <text:p text:style-name="P1"><text:span text:style-name="T4">Or</text:span></text:p>
      <text:p text:style-name="P12"><text:soft-page-break/></text:p>
      <text:p text:style-name="P19">$i <text:span text:style-name="T66">=</text:span> <text:span text:style-name="T68">0</text:span></text:p>
      <text:p text:style-name="P19">$num <text:span text:style-name="T66">=</text:span> <text:span text:style-name="T68">5</text:span></text:p>
      <text:p text:style-name="P23">begin</text:p>
      <text:p text:style-name="P22"><text:s text:c="3"/><text:span text:style-name="T45">puts</text:span><text:span text:style-name="T67">(</text:span><text:span text:style-name="T70">"Inside the loop i = #$i"</text:span><text:span text:style-name="T45"> </text:span><text:span text:style-name="T67">)</text:span></text:p>
      <text:p text:style-name="P22"><text:s text:c="3"/><text:span text:style-name="T45">$i </text:span><text:span text:style-name="T67">+=</text:span><text:span text:style-name="T69">1</text:span></text:p>
      <text:p text:style-name="P19"><text:span text:style-name="T65">end</text:span> <text:span text:style-name="T65">while</text:span> $i <text:span text:style-name="T66">&lt;</text:span> $num</text:p>
      <text:p text:style-name="P1"><text:span text:style-name="T4">until</text:span></text:p>
      <text:p text:style-name="P12"><text:span text:style-name="T4"/></text:p>
      <text:p text:style-name="P19">$i <text:span text:style-name="T66">=</text:span> <text:span text:style-name="T68">0</text:span></text:p>
      <text:p text:style-name="P19">$num <text:span text:style-name="T66">=</text:span> <text:span text:style-name="T68">5</text:span></text:p>
      <text:p text:style-name="P24"/>
      <text:p text:style-name="P19"><text:span text:style-name="T65">until</text:span> $i <text:span text:style-name="T66">&gt;</text:span> $num <text:s/><text:span text:style-name="T65">do</text:span></text:p>
      <text:p text:style-name="P22"><text:s text:c="3"/><text:span text:style-name="T45">puts</text:span><text:span text:style-name="T67">(</text:span><text:span text:style-name="T70">"Inside the loop i = #$i"</text:span><text:span text:style-name="T45"> </text:span><text:span text:style-name="T67">)</text:span></text:p>
      <text:p text:style-name="P22"><text:s text:c="3"/><text:span text:style-name="T45">$i </text:span><text:span text:style-name="T67">+=</text:span><text:span text:style-name="T69">1</text:span><text:span text:style-name="T67">;</text:span></text:p>
      <text:p text:style-name="P23">end</text:p>
      <text:p text:style-name="P1"><text:span text:style-name="T4">Or</text:span></text:p>
      <text:p text:style-name="P12"><text:span text:style-name="T4"/></text:p>
      <text:p text:style-name="P19">$i <text:span text:style-name="T66">=</text:span> <text:span text:style-name="T68">0</text:span></text:p>
      <text:p text:style-name="P19">$num <text:span text:style-name="T66">=</text:span> <text:span text:style-name="T68">5</text:span></text:p>
      <text:p text:style-name="P23">begin</text:p>
      <text:p text:style-name="P22"><text:s text:c="3"/><text:span text:style-name="T45">puts</text:span><text:span text:style-name="T67">(</text:span><text:span text:style-name="T70">"Inside the loop i = #$i"</text:span><text:span text:style-name="T45"> </text:span><text:span text:style-name="T67">)</text:span></text:p>
      <text:p text:style-name="P22"><text:s text:c="3"/><text:span text:style-name="T45">$i </text:span><text:span text:style-name="T67">+=</text:span><text:span text:style-name="T69">1</text:span><text:span text:style-name="T67">;</text:span></text:p>
      <text:p text:style-name="P19"><text:span text:style-name="T65">end</text:span> <text:span text:style-name="T65">until</text:span> $i <text:span text:style-name="T66">&gt;</text:span> $num</text:p>
      <text:p text:style-name="P1"><text:span text:style-name="T4"/></text:p>
      <text:p text:style-name="P1"><text:span text:style-name="T4">for:</text:span></text:p>
      <text:p text:style-name="P2"/>
      <text:p text:style-name="P24"/>
      <text:p text:style-name="P19"><text:span text:style-name="T65">for</text:span> i <text:span text:style-name="T65">in</text:span> <text:span text:style-name="T68">0.</text:span><text:span text:style-name="T66">.</text:span><text:span text:style-name="T68">5</text:span></text:p>
      <text:p text:style-name="P22"><text:s text:c="3"/><text:span text:style-name="T45">puts </text:span><text:span text:style-name="T70">"Value of local variable is #{i}"</text:span></text:p>
      <text:p text:style-name="P23">end</text:p>
      <text:p text:style-name="P1"/>
      <text:p text:style-name="P1"><text:span text:style-name="T4"/></text:p>
      <text:p text:style-name="P1"><text:span text:style-name="T4"/></text:p>
      <text:p text:style-name="P1"><text:span text:style-name="T4"/></text:p>
      <text:p text:style-name="P1"><text:soft-page-break/><text:span text:style-name="T4">for each:</text:span></text:p>
      <text:p text:style-name="P3"><text:span text:style-name="T66"/></text:p>
      <text:p text:style-name="P21"><text:span text:style-name="T66">(</text:span><text:span text:style-name="T68">0.</text:span><text:span text:style-name="T66">.</text:span><text:span text:style-name="T68">5</text:span><text:span text:style-name="T66">).</text:span>each <text:span text:style-name="T65">do</text:span> <text:span text:style-name="T66">|</text:span>i<text:span text:style-name="T66">|</text:span></text:p>
      <text:p text:style-name="P22"><text:s text:c="3"/><text:span text:style-name="T45">puts </text:span><text:span text:style-name="T70">"Value of local variable is #{i}"</text:span></text:p>
      <text:p text:style-name="P23">end</text:p>
      <text:p text:style-name="P1"/>
      <text:p text:style-name="P1"><text:span text:style-name="T4">El break funciona para terminar ciclos igual que en java.</text:span></text:p>
      <text:p text:style-name="P1"><text:span text:style-name="T4">El next funciona para saltar al siguiente ciclo del loops.</text:span></text:p>
      <text:p text:style-name="P1"><text:span text:style-name="T4"/></text:p>
      <text:p text:style-name="P1"><text:span text:style-name="T4">Variables Globales: </text:span><text:span text:style-name="T1">Estas variables son accesibles dentro de cualquier parte de nuestro programa. No es recomendable utilizarlas</text:span></text:p>
      <text:p text:style-name="P10"><text:span text:style-name="T4"/></text:p>
      <text:p text:style-name="P11"><text:span text:style-name="T55">$variable_global = "Wilson";</text:span></text:p>
      <text:p text:style-name="P11"><text:span text:style-name="T55"><text:tab/></text:span></text:p>
      <text:p text:style-name="P10"><text:span text:style-name="T54"/></text:p>
      <text:p text:style-name="P13"><text:span text:style-name="T5">Variables de Instancia: </text:span><text:span text:style-name="T1">Estas variables sólo le pertenecen a cada instancia de una clase</text:span><text:span text:style-name="T2">, s</text:span><text:span text:style-name="T3">e</text:span><text:span text:style-name="T41"> </text:span><text:span text:style-name="T39">pueden</text:span><text:span text:style-name="T38"> definir una variable dentro de un método de controlador y luego utilizarla en la vista. Estas variables se definen con el signo </text:span><text:span text:style-name="Strong_20_Emphasis"><text:span text:style-name="T35">@</text:span></text:span><text:span text:style-name="T32"> </text:span></text:p>
      <text:p text:style-name="P10"><text:span text:style-name="T54"/></text:p>
      <text:p text:style-name="P10"><text:span text:style-name="T54">@variable_de_instancia = "Wilson";</text:span></text:p>
      <text:p text:style-name="P10"><text:span text:style-name="T54"/></text:p>
      <text:p text:style-name="P5"><text:span text:style-name="Strong_20_Emphasis"><text:span text:style-name="T42">Variables de clas</text:span></text:span><text:span text:style-name="Strong_20_Emphasis"><text:span text:style-name="T36">E: </text:span></text:span><text:span text:style-name="T37">Las variables de clase a diferencia de las variables de instancia son compartidas por todas las instancias de la clase. Se escriben con dos </text:span><text:span text:style-name="Strong_20_Emphasis"><text:span text:style-name="T33">@@</text:span></text:span></text:p>
      <text:p text:style-name="P13"><text:span text:style-name="Strong_20_Emphasis"><text:span text:style-name="T29">@@variable_de_clase = "</text:span></text:span><text:span text:style-name="Strong_20_Emphasis"><text:span text:style-name="T30">wilson</text:span></text:span><text:span text:style-name="Strong_20_Emphasis"><text:span text:style-name="T29">";</text:span></text:span></text:p>
      <text:p text:style-name="P13"><text:span text:style-name="Strong_20_Emphasis"><text:span text:style-name="T29"/></text:span></text:p>
      <text:p text:style-name="P14"><text:span text:style-name="Strong_20_Emphasis"><text:span text:style-name="T31">Variables Locales: </text:span></text:span><text:span text:style-name="Strong_20_Emphasis"><text:span text:style-name="T40">En este caso, estas variables sólo pueden ser utilizadas en el scope donde fueron creadas. Por ejemplo, si creáramos una variable local dentro de un método (acción) de una clase (controlador) al querer recuperarla en la vista nos devolverá un error por pantalla, ya que sólo puede ser utilizada dentro de dicho método</text:span></text:span></text:p>
      <text:p text:style-name="P5"><text:span text:style-name="Strong_20_Emphasis"><text:span text:style-name="T33"/></text:span></text:p>
      <text:p text:style-name="P10"><text:span text:style-name="T54"/></text:p>
      <text:p text:style-name="P10"><text:span text:style-name="T54"/></text:p>
      <text:p text:style-name="P10"><text:span text:style-name="T5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venirLT-Book" svg:font-family="AvenirLT-Book"/>
    <style:font-face style:name="Courier 10 Pitch" svg:font-family="'Courier 10 Pitch', Courier, monospace"/>
    <style:font-face style:name="Helvetica Neue" svg:font-family="'Helvetica Neue', Helvetica, Arial, sans-serif"/>
    <style:font-face style:name="Menlo" svg:font-family="Menlo, Monaco, Consolas, 'Courier New', monospace"/>
    <style:font-face style:name="Oxygen" svg:font-family="Oxygen, sans-serif"/>
    <style:font-face style:name="Raleway" svg:font-family="Raleway,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son </meta:initial-creator>
    <meta:creation-date>2017-01-06T13:31:46.957791599</meta:creation-date>
    <dc:date>2017-01-06T14:28:06.589526776</dc:date>
    <dc:creator>Wison </dc:creator>
    <meta:editing-duration>PT10M16S</meta:editing-duration>
    <meta:editing-cycles>3</meta:editing-cycles>
    <meta:generator>LibreOffice/5.0.3.2$Linux_X86_64 LibreOffice_project/00m0$Build-2</meta:generator>
    <meta:document-statistic meta:table-count="0" meta:image-count="0" meta:object-count="0" meta:page-count="8" meta:paragraph-count="126" meta:word-count="1281" meta:character-count="9477" meta:non-whitespace-character-count="7121"/>
  </office:meta>
</office:document-meta>
</file>